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24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7.624cm"/>
    </style:style>
    <style:style style:name="Table1.B" style:family="table-column">
      <style:table-column-properties style:column-width="7.62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bd4b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1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a2eaa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1a2eaa" officeooo:paragraph-rsid="001a2eaa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1a2eaa" officeooo:paragraph-rsid="001b913a"/>
    </style:style>
    <style:style style:name="P7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font-size="20pt" style:font-size-asian="20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a2eaa" style:font-size-asian="14pt"/>
    </style:style>
    <style:style style:name="T4" style:family="text">
      <style:text-properties officeooo:rsid="001a2eaa"/>
    </style:style>
    <style:style style:name="T5" style:family="text">
      <style:text-properties officeooo:rsid="001b91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T1">ACTA DE REUNIÓN</text:span></text:p>
            <text:p text:style-name="P2"><text:span text:style-name="T2">Reunión número:</text:span><text:span text:style-name="T3"> 1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3">Fecha:<text:span text:style-name="T4">12/04/2019</text:span></text:p>
            <text:p text:style-name="P3">Duración:<text:span text:style-name="T4">13’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1">Asistentes:</text:p>
            <text:p text:style-name="P1">Luis Nucifora</text:p>
            <text:p text:style-name="P1">Víctor Perea</text:p>
            <text:p text:style-name="P1">Jose R.Morales</text:p>
            <text:p text:style-name="P1">Álvaro Platón</text:p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">Orden del día (temas a tratar):</text:p>
            <text:p text:style-name="P1">Distribución de requisitos semana 1</text:p>
            <text:p text:style-name="P1">Elaboración <text:span text:style-name="T4">del</text:span> cronograma <text:span text:style-name="T4">inicial</text:span></text:p>
            <text:p text:style-name="P1"/>
            <text:p text:style-name="P1"/>
            <text:p text:style-name="P1"/>
          </table:table-cell>
          <table:covered-table-cell/>
        </table:table-row>
        <table:table-row table:style-name="Table1.1">
          <table:table-cell table:style-name="Table1.A5" office:value-type="string">
            <text:p text:style-name="P2">Temas tratados y acuerdos</text:p>
          </table:table-cell>
          <table:table-cell table:style-name="Table1.B5" office:value-type="string">
            <text:p text:style-name="P2">Responsables y Fecha</text:p>
          </table:table-cell>
        </table:table-row>
        <table:table-row table:style-name="Table1.1">
          <table:table-cell table:style-name="Table1.A6" office:value-type="string">
            <text:p text:style-name="P5">R1, R2, R10</text:p>
            <text:p text:style-name="P1"/>
          </table:table-cell>
          <table:table-cell table:style-name="Table1.B6" office:value-type="string">
            <text:p text:style-name="P5">Luis Nucifora (R1-R2)12/04/2019</text:p>
            <text:p text:style-name="P6"><text:span text:style-name="T5">(R10)26/04/2019</text:span></text:p>
          </table:table-cell>
        </table:table-row>
        <table:table-row table:style-name="Table1.1">
          <table:table-cell table:style-name="Table1.A7" office:value-type="string">
            <text:p text:style-name="P5">R3, R4, R8</text:p>
            <text:p text:style-name="P1"/>
          </table:table-cell>
          <table:table-cell table:style-name="Table1.B7" office:value-type="string">
            <text:p text:style-name="P6">Álvaro Platón (R3-R4)12/04/2019 <text:span text:style-name="T5">(R8)26/04/2019</text:span></text:p>
          </table:table-cell>
        </table:table-row>
        <table:table-row table:style-name="Table1.1">
          <table:table-cell table:style-name="Table1.A8" office:value-type="string">
            <text:p text:style-name="P5">R5, R9</text:p>
            <text:p text:style-name="P1"/>
          </table:table-cell>
          <table:table-cell table:style-name="Table1.B8" office:value-type="string">
            <text:p text:style-name="P5">Victor Perea (R5)12/04/2019</text:p>
            <text:p text:style-name="P6"><text:span text:style-name="T5">(R9)26/04/2019</text:span></text:p>
          </table:table-cell>
        </table:table-row>
        <table:table-row table:style-name="Table1.1">
          <table:table-cell table:style-name="Table1.A9" office:value-type="string">
            <text:p text:style-name="P5">R6, R7</text:p>
            <text:p text:style-name="P1"/>
          </table:table-cell>
          <table:table-cell table:style-name="Table1.B9" office:value-type="string">
            <text:p text:style-name="P5">Jose Ramón Morales (R6)12/04/2019 <text:span text:style-name="T5">(R7)26/04/2019</text:span></text:p>
          </table:table-cell>
        </table:table-row>
        <table:table-row table:style-name="Table1.1">
          <table:table-cell table:style-name="Table1.A10" office:value-type="string">
            <text:p text:style-name="P1"/>
            <text:p text:style-name="P1"/>
          </table:table-cell>
          <table:table-cell table:style-name="Table1.B10" office:value-type="string">
            <text:p text:style-name="P1"/>
          </table:table-cell>
        </table:table-row>
        <table:table-row table:style-name="Table1.1">
          <table:table-cell table:style-name="Table1.A11" table:number-columns-spanned="2" office:value-type="string">
            <text:p text:style-name="P3">Valoración de la reunión. Aspectos a mejorar:</text:p>
            <text:p text:style-name="P3">Sin incidentes reseñables.</text:p>
            <text:p text:style-name="P3"/>
            <text:p text:style-name="P3"/>
            <text:p text:style-name="P3"/>
            <text:p text:style-name="P3"/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4">Temas a tratar en la próxima reunión.</text:p>
            <text:p text:style-name="P4">Comprobar la realización de los requisitos propuestos, y distribución del trabajo de la segunda</text:p>
            <text:p text:style-name="P1">semana.</text:p>
            <text:p text:style-name="P1">Fecha:<text:span text:style-name="T4">26</text:span>/0<text:span text:style-name="T4">4</text:span>/2019</text:p>
            <text:p text:style-name="P1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9-02-15T20:15:00</meta:creation-date>
    <dc:date>2019-04-12T20:12:14.312567130</dc:date>
    <meta:editing-cycles>3</meta:editing-cycles>
    <meta:editing-duration>PT2M24S</meta:editing-duration>
    <meta:document-statistic meta:table-count="1" meta:image-count="0" meta:object-count="0" meta:page-count="1" meta:paragraph-count="30" meta:word-count="99" meta:character-count="708" meta:non-whitespace-character-count="639"/>
    <meta:generator>LibreOffice/6.1.4.2$Linux_X86_64 LibreOffice_project/10$Build-2</meta:generator>
    <meta:user-defined meta:name="Company">Universidad Autónoma de Madrid</meta:user-defined>
    <meta:user-defined meta:name="Operator">jaime.moreno@uam.es</meta:user-defined>
  </office:meta>
</office:document-meta>
</file>